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cf3d" officeooo:paragraph-rsid="00167115"/>
    </style:style>
    <style:style style:name="P2" style:family="paragraph" style:parent-style-name="Standard">
      <style:text-properties officeooo:rsid="00072ffe" officeooo:paragraph-rsid="00167115"/>
    </style:style>
    <style:style style:name="P3" style:family="paragraph" style:parent-style-name="Standard">
      <style:text-properties officeooo:rsid="00083138" officeooo:paragraph-rsid="00167115"/>
    </style:style>
    <style:style style:name="P4" style:family="paragraph" style:parent-style-name="Standard">
      <style:text-properties officeooo:rsid="00167115" officeooo:paragraph-rsid="00167115"/>
    </style:style>
    <style:style style:name="P5" style:family="paragraph" style:parent-style-name="Standard">
      <style:text-properties officeooo:rsid="001806dc" officeooo:paragraph-rsid="00167115"/>
    </style:style>
    <style:style style:name="P6" style:family="paragraph" style:parent-style-name="Standard">
      <style:text-properties officeooo:rsid="001806dc" officeooo:paragraph-rsid="001806dc"/>
    </style:style>
    <style:style style:name="P7" style:family="paragraph" style:parent-style-name="Standard">
      <style:text-properties officeooo:rsid="00167115" officeooo:paragraph-rsid="00167115"/>
    </style:style>
    <style:style style:name="P8" style:family="paragraph" style:parent-style-name="Standard">
      <style:text-properties officeooo:rsid="001afd08" officeooo:paragraph-rsid="001afd08"/>
    </style:style>
    <style:style style:name="P9" style:family="paragraph" style:parent-style-name="Standard">
      <style:text-properties officeooo:rsid="001806dc" officeooo:paragraph-rsid="001806dc"/>
    </style:style>
    <style:style style:name="T1" style:family="text">
      <style:text-properties officeooo:rsid="00167115"/>
    </style:style>
    <style:style style:name="T2" style:family="text">
      <style:text-properties officeooo:rsid="001806dc"/>
    </style:style>
    <style:style style:name="T3" style:family="text">
      <style:text-properties officeooo:rsid="0018a307"/>
    </style:style>
    <style:style style:name="T4" style:family="text">
      <style:text-properties officeooo:rsid="001973a4"/>
    </style:style>
    <style:style style:name="T5" style:family="text">
      <style:text-properties officeooo:rsid="001afd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C384</text:p>
      <text:p text:style-name="P2">Assignment <text:span text:style-name="T1">3</text:span></text:p>
      <text:p text:style-name="P2"/>
      <text:p text:style-name="P3">Rui Peng</text:p>
      <text:p text:style-name="P3">1002003477</text:p>
      <text:p text:style-name="P3">c5pengru</text:p>
      <text:p text:style-name="P2"/>
      <text:p text:style-name="P1"/>
      <text:p text:style-name="P2">Q1.</text:p>
      <text:p text:style-name="P4">(a) P(b | a) = 0.5</text:p>
      <text:p text:style-name="P4">(b) P(c | a) = 0.5</text:p>
      <text:p text:style-name="P4">(c) P(c | a, ~e) = 0.5714285714285714</text:p>
      <text:p text:style-name="P4">(d) P(c | a, f) = 0.5</text:p>
      <text:p text:style-name="P4"/>
      <text:p text:style-name="P4">code: please refer to __main__ in bnetbase.py</text:p>
      <text:p text:style-name="P4"/>
      <text:p text:style-name="P4">Q2.</text:p>
      <text:p text:style-name="P4">1. let V1 = pv (Voltage at Plug), d1 = strong, V2 = sq (Spark Quality), d2 = good,</text:p>
      <text:p text:style-name="P4">V3 = bv (Battery Voltage):</text:p>
      <text:p text:style-name="P4"/>
      <text:p text:style-name="P4">P(sq = good | pv = strong) = </text:p>
      <text:p text:style-name="P4">P(sq = good | pv = strong, bv = strong) = </text:p>
      <text:p text:style-name="P4">P(sq = good | pv = strong, bv = weak) = </text:p>
      <text:p text:style-name="P4">P(sq = good | pv = strong, bv = dead) = 0.7</text:p>
      <text:p text:style-name="P4"/>
      <text:p text:style-name="P8">Hence, with knowledge of V1 = d1 (pv = strong), V3 = dk has no impact on the probability of V2 = d2 (sq = good).</text:p>
      <text:p text:style-name="P8"/>
      <text:p text:style-name="P4">2. <text:span text:style-name="T2">let V = pv, d = strong, V1 = ds, d1 = okay, V2 = mf, d2 = okay, V3 = bv, d3 = strong:</text:span></text:p>
      <text:p text:style-name="P5"/>
      <text:p text:style-name="P6">probabilities for Vi = di increases when we know V = d:</text:p>
      <text:p text:style-name="P6">P(ds = okay) = 0.99 &lt;= 0.9989 = P(ds = okay | pv = strong)</text:p>
      <text:p text:style-name="P6">P(mf = okay) = 0.99 &lt;= 1.00 = P(mf = okay | pv = strong)</text:p>
      <text:p text:style-name="P6">P(bv = strong) = 0.41 &lt;= 1.00 = P(bv = strong | pv = strong)</text:p>
      <text:p text:style-name="P6"/>
      <text:p text:style-name="P6">increasing probabilities of V2 = d2 decreases the probabilities for other causes:</text:p>
      <text:p text:style-name="P6">P(ds = okay | pv = strong) = 0.9989 &gt;= 0.9988 = P(ds = okay | pv = strong, mf = okay)</text:p>
      <text:p text:style-name="P6">P(bv = strong | pv = strong) = 0.9999 &gt;= 0.9998 = P(bv = strong | pv = strong, mf = okay)</text:p>
      <text:p text:style-name="P6"/>
      <text:p text:style-name="P6">3. let V = pv, d = okay, V1 = ds, d1 = okay, V2 = mf, d2 = okay, V3 = bv, d3 = strong:</text:p>
      <text:p text:style-name="P6"/>
      <text:p text:style-name="P6">P(pv = okay) = 0.3633 &lt;=</text:p>
      <text:p text:style-name="P6">P(pv = okay | ds = okay) = 0.3665 &lt;=</text:p>
      <text:p text:style-name="P6">P(pv = okay | ds = okay, mf = okay) = 0.3702 &lt;=</text:p>
      <text:p text:style-name="P6">P(pv = okay | ds = okay, mf = okay, bv = strong) = 0.9</text:p>
      <text:p text:style-name="P6"/>
      <text:p text:style-name="P8">Hence, adding more evidence in this case increases the probability of pv = okay monotonically.</text:p>
      <text:p text:style-name="P8"/>
      <text:p text:style-name="P8"/>
      <text:p text:style-name="P6"><text:soft-page-break/><text:span text:style-name="T4">4</text:span>. let V = pv, d = okay, V1 = ds, d1 = okay, V2 = mf, d2 = okay, V3 = bv, d3 = <text:span text:style-name="T3">weak</text:span>:</text:p>
      <text:p text:style-name="P6"/>
      <text:p text:style-name="P6">P(pv = okay) = 0.3633 &lt;=</text:p>
      <text:p text:style-name="P6">P(pv = okay | ds = okay) = 0.3665 &lt;=</text:p>
      <text:p text:style-name="P6">P(pv = okay | ds = okay, mf = okay) = 0.3702 <text:span text:style-name="T3">&gt;=</text:span></text:p>
      <text:p text:style-name="P6">P(pv = okay | ds = okay, mf = okay, bv = <text:span text:style-name="T3">weak</text:span>) = 0</text:p>
      <text:p text:style-name="P6"/>
      <text:p text:style-name="P8">Having d3 changed to weak, we can see the probability of pv = okay increases and then decreases as more evidences are adde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2T02:57:01.621669704</meta:creation-date>
    <dc:date>2015-04-02T04:09:06.800688000</dc:date>
    <meta:editing-duration>PT1M7S</meta:editing-duration>
    <meta:editing-cycles>3</meta:editing-cycles>
    <meta:generator>LibreOffice/4.2.3.3$Linux_X86_64 LibreOffice_project/420m0$Build-3</meta:generator>
    <meta:document-statistic meta:table-count="0" meta:image-count="0" meta:object-count="0" meta:page-count="2" meta:paragraph-count="39" meta:word-count="451" meta:character-count="1842" meta:non-whitespace-character-count="1426"/>
  </office:meta>
</office:document-meta>
</file>